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792" table:style-name="ce30">
            <text:p>7792</text:p>
          </table:table-cell>
          <table:table-cell office:value-type="float" office:value="6941.520000000005" table:style-name="ce33">
            <text:p>6941.52</text:p>
          </table:table-cell>
          <table:table-cell office:value-type="float" office:value="12315" table:style-name="ce50">
            <text:p>12315</text:p>
          </table:table-cell>
          <table:table-cell office:value-type="float" office:value="11315.040000000035" table:style-name="ce51">
            <text:p>11315.04</text:p>
          </table:table-cell>
          <table:table-cell office:value-type="float" office:value="6829" table:style-name="ce53">
            <text:p>6829</text:p>
          </table:table-cell>
          <table:table-cell office:value-type="float" office:value="6574.4400000000005" table:style-name="ce66">
            <text:p>6574.44</text:p>
          </table:table-cell>
          <table:table-cell office:value-type="float" office:value="2321" table:style-name="ce68">
            <text:p>2321</text:p>
          </table:table-cell>
          <table:table-cell office:value-type="float" office:value="2266.9099999999994" table:style-name="ce69">
            <text:p>2266.91</text:p>
          </table:table-cell>
          <table:table-cell office:value-type="float" office:value="234" table:style-name="ce83">
            <text:p>234</text:p>
          </table:table-cell>
          <table:table-cell office:value-type="float" office:value="232.36" table:style-name="ce86">
            <text:p>232.36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29492" table:content-validation-name="val2" table:style-name="ce108">
            <text:p>29,492</text:p>
          </table:table-cell>
          <table:table-cell office:value-type="float" office:value="27331.270000000044" table:content-validation-name="val2" table:style-name="ce109">
            <text:p>27,331</text:p>
          </table:table-cell>
          <table:table-cell office:value-type="float" office:value="1716" table:style-name="ce111">
            <text:p>1716</text:p>
          </table:table-cell>
          <table:table-cell office:value-type="float" office:value="1554.9099999999955" table:style-name="ce120">
            <text:p>1554.9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716" table:style-name="ce148">
            <text:p>1,716</text:p>
          </table:table-cell>
          <table:table-cell office:value-type="float" office:value="1554.9099999999955" table:style-name="ce146">
            <text:p>1,554.91</text:p>
          </table:table-cell>
          <table:table-cell office:value-type="float" office:value="31208" table:content-validation-name="val2" table:style-name="ce149">
            <text:p>31,208</text:p>
          </table:table-cell>
          <table:table-cell office:value-type="float" office:value="28886.18000000004" table:content-validation-name="val2" table:style-name="ce167">
            <text:p>28,886</text:p>
          </table:table-cell>
          <table:table-cell office:value-type="currency" office:value="68052990.959999993" table:content-validation-name="val1" table:style-name="ce10">
            <text:p>£68,052,990.96</text:p>
          </table:table-cell>
          <table:table-cell office:value-type="currency" office:value="7042720.0600000061" table:content-validation-name="val1" table:style-name="ce10">
            <text:p>£7,042,720.06</text:p>
          </table:table-cell>
          <table:table-cell office:value-type="currency" office:value="170037.80000000002" table:content-validation-name="val1" table:style-name="ce10">
            <text:p>£170,037.80</text:p>
          </table:table-cell>
          <table:table-cell office:value-type="currency" office:value="832086.08000000007" table:content-validation-name="val1" table:style-name="ce10">
            <text:p>£832,086.08</text:p>
          </table:table-cell>
          <table:table-cell office:value-type="currency" office:value="15378300.52" table:content-validation-name="val1" table:style-name="ce10">
            <text:p>£15,378,300.52</text:p>
          </table:table-cell>
          <table:table-cell office:value-type="currency" office:value="7772908.2100000009" table:content-validation-name="val1" table:style-name="ce10">
            <text:p>£7,772,908.21</text:p>
          </table:table-cell>
          <table:table-cell office:value-type="currency" office:value="99249043.629999995" table:style-name="ce11">
            <text:p>£99,249,043.63</text:p>
          </table:table-cell>
          <table:table-cell office:value-type="currency" office:value="5030854.3600000003" table:content-validation-name="val1" table:style-name="ce12">
            <text:p>£5,030,854.36</text:p>
          </table:table-cell>
          <table:table-cell office:value-type="currency" office:value="2480105.7199999997" table:content-validation-name="val1" table:style-name="ce12">
            <text:p>£2,480,105.72</text:p>
          </table:table-cell>
          <table:table-cell office:value-type="currency" office:value="7510960.0800000001" table:style-name="ce11">
            <text:p>£7,510,960.08</text:p>
          </table:table-cell>
          <table:table-cell office:value-type="currency" office:value="106760003.70999999" table:style-name="ce13">
            <text:p>£106,760,003.71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86" table:style-name="ce31">
            <text:p>386</text:p>
          </table:table-cell>
          <table:table-cell office:value-type="float" office:value="308.45" table:style-name="ce32">
            <text:p>308.45</text:p>
          </table:table-cell>
          <table:table-cell office:value-type="float" office:value="233" table:style-name="ce49">
            <text:p>233</text:p>
          </table:table-cell>
          <table:table-cell office:value-type="float" office:value="215.05999999999995" table:style-name="ce52">
            <text:p>215.06</text:p>
          </table:table-cell>
          <table:table-cell office:value-type="float" office:value="320" table:style-name="ce54">
            <text:p>320</text:p>
          </table:table-cell>
          <table:table-cell office:value-type="float" office:value="305.77999999999997" table:style-name="ce65">
            <text:p>305.78</text:p>
          </table:table-cell>
          <table:table-cell office:value-type="float" office:value="43" table:style-name="ce67">
            <text:p>43</text:p>
          </table:table-cell>
          <table:table-cell office:value-type="float" office:value="41.6" table:style-name="ce70">
            <text:p>41.6</text:p>
          </table:table-cell>
          <table:table-cell office:value-type="float" office:value="8" table:style-name="ce84">
            <text:p>8</text:p>
          </table:table-cell>
          <table:table-cell office:value-type="float" office:value="8" table:style-name="ce85">
            <text:p>8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997" table:content-validation-name="val2" table:style-name="ce102">
            <text:p>997</text:p>
          </table:table-cell>
          <table:table-cell office:value-type="float" office:value="879.76" table:content-validation-name="val2" table:style-name="ce110">
            <text:p>88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3" table:style-name="ce134">
            <text:p>3</text:p>
          </table:table-cell>
          <table:table-cell office:value-type="float" office:value="3" table:style-name="ce13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44">
            <text:p>4</text:p>
          </table:table-cell>
          <table:table-cell office:value-type="float" office:value="1001" table:content-validation-name="val2" table:style-name="ce162">
            <text:p>1,001</text:p>
          </table:table-cell>
          <table:table-cell office:value-type="float" office:value="883.76" table:content-validation-name="val2" table:style-name="ce161">
            <text:p>884</text:p>
          </table:table-cell>
          <table:table-cell office:value-type="currency" office:value="1947053.3799999952" table:content-validation-name="val1" table:style-name="ce10">
            <text:p>£1,947,053.38</text:p>
          </table:table-cell>
          <table:table-cell office:value-type="currency" office:value="37245.849999999984" table:content-validation-name="val1" table:style-name="ce10">
            <text:p>£37,245.85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65030.799999999959" table:content-validation-name="val1" table:style-name="ce10">
            <text:p>£65,030.80</text:p>
          </table:table-cell>
          <table:table-cell office:value-type="currency" office:value="398800.53000000038" table:content-validation-name="val1" table:style-name="ce10">
            <text:p>£398,800.53</text:p>
          </table:table-cell>
          <table:table-cell office:value-type="currency" office:value="187889.27999999988" table:content-validation-name="val1" table:style-name="ce10">
            <text:p>£187,889.28</text:p>
          </table:table-cell>
          <table:table-cell office:value-type="currency" office:value="2636019.8399999957" table:style-name="ce11">
            <text:p>£2,636,019.84</text:p>
          </table:table-cell>
          <table:table-cell office:value-type="currency" office:value="70785" table:content-validation-name="val1" table:style-name="ce12">
            <text:p>£70,785.00</text:p>
          </table:table-cell>
          <table:table-cell office:value-type="currency" office:value="45566" table:content-validation-name="val1" table:style-name="ce12">
            <text:p>£45,566.00</text:p>
          </table:table-cell>
          <table:table-cell office:value-type="currency" office:value="116351" table:style-name="ce11">
            <text:p>£116,351.00</text:p>
          </table:table-cell>
          <table:table-cell office:value-type="currency" office:value="2752370.8399999957" table:style-name="ce13">
            <text:p>£2,752,370.84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33" table:style-name="ce29">
            <text:p>233</text:p>
          </table:table-cell>
          <table:table-cell office:value-type="float" office:value="227" table:style-name="ce34">
            <text:p>227</text:p>
          </table:table-cell>
          <table:table-cell office:value-type="float" office:value="477" table:style-name="ce41">
            <text:p>477</text:p>
          </table:table-cell>
          <table:table-cell office:value-type="float" office:value="465.3" table:style-name="ce48">
            <text:p>465.3</text:p>
          </table:table-cell>
          <table:table-cell office:value-type="float" office:value="247" table:style-name="ce55">
            <text:p>247</text:p>
          </table:table-cell>
          <table:table-cell office:value-type="float" office:value="241.4" table:style-name="ce56">
            <text:p>241.4</text:p>
          </table:table-cell>
          <table:table-cell office:value-type="float" office:value="44" table:style-name="ce59">
            <text:p>44</text:p>
          </table:table-cell>
          <table:table-cell office:value-type="float" office:value="44" table:style-name="ce78">
            <text:p>44</text:p>
          </table:table-cell>
          <table:table-cell office:value-type="float" office:value="7" table:style-name="ce80">
            <text:p>7</text:p>
          </table:table-cell>
          <table:table-cell office:value-type="float" office:value="7" table:style-name="ce81">
            <text:p>7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008" table:content-validation-name="val2" table:style-name="ce102">
            <text:p>1,008</text:p>
          </table:table-cell>
          <table:table-cell office:value-type="float" office:value="984.69999999999993" table:content-validation-name="val2" table:style-name="ce104">
            <text:p>985</text:p>
          </table:table-cell>
          <table:table-cell office:value-type="float" office:value="44" table:style-name="ce106">
            <text:p>44</text:p>
          </table:table-cell>
          <table:table-cell office:value-type="float" office:value="43.3" table:style-name="ce115">
            <text:p>43.3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49" table:style-name="ce143">
            <text:p>49</text:p>
          </table:table-cell>
          <table:table-cell office:value-type="float" office:value="48.3" table:style-name="ce142">
            <text:p>48.30</text:p>
          </table:table-cell>
          <table:table-cell office:value-type="float" office:value="1057" table:content-validation-name="val2" table:style-name="ce162">
            <text:p>1,057</text:p>
          </table:table-cell>
          <table:table-cell office:value-type="float" office:value="1033" table:content-validation-name="val2" table:style-name="ce163">
            <text:p>1,033</text:p>
          </table:table-cell>
          <table:table-cell office:value-type="currency" office:value="2687423.59" table:content-validation-name="val1" table:style-name="ce10">
            <text:p>£2,687,423.59</text:p>
          </table:table-cell>
          <table:table-cell office:value-type="currency" office:value="123579.81999999999" table:content-validation-name="val1" table:style-name="ce10">
            <text:p>£123,579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4872" table:content-validation-name="val1" table:style-name="ce10">
            <text:p>£14,872.00</text:p>
          </table:table-cell>
          <table:table-cell office:value-type="currency" office:value="558525.6" table:content-validation-name="val1" table:style-name="ce10">
            <text:p>£558,525.60</text:p>
          </table:table-cell>
          <table:table-cell office:value-type="currency" office:value="294651.64" table:content-validation-name="val1" table:style-name="ce10">
            <text:p>£294,651.64</text:p>
          </table:table-cell>
          <table:table-cell office:value-type="currency" office:value="3679052.65" table:style-name="ce11">
            <text:p>£3,679,052.65</text:p>
          </table:table-cell>
          <table:table-cell office:value-type="currency" office:value="196743" table:content-validation-name="val1" table:style-name="ce12">
            <text:p>£196,74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6743" table:style-name="ce11">
            <text:p>£196,743.00</text:p>
          </table:table-cell>
          <table:table-cell office:value-type="currency" office:value="3875795.65" table:style-name="ce13">
            <text:p>£3,875,795.6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38">
            <text:p>7.6</text:p>
          </table:table-cell>
          <table:table-cell office:value-type="float" office:value="7" table:style-name="ce43">
            <text:p>7</text:p>
          </table:table-cell>
          <table:table-cell office:value-type="float" office:value="6.5" table:style-name="ce47">
            <text:p>6.5</text:p>
          </table:table-cell>
          <table:table-cell office:value-type="float" office:value="39" table:style-name="ce60">
            <text:p>39</text:p>
          </table:table-cell>
          <table:table-cell office:value-type="float" office:value="38.799999999999997" table:style-name="ce57">
            <text:p>38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6" table:content-validation-name="val2" table:style-name="ce102">
            <text:p>56</text:p>
          </table:table-cell>
          <table:table-cell office:value-type="float" office:value="54.699999999999996" table:content-validation-name="val2" table:style-name="ce103">
            <text:p>5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56" table:content-validation-name="val2" table:style-name="ce162">
            <text:p>56</text:p>
          </table:table-cell>
          <table:table-cell office:value-type="float" office:value="54.699999999999996" table:content-validation-name="val2" table:style-name="ce164">
            <text:p>55</text:p>
          </table:table-cell>
          <table:table-cell office:value-type="currency" office:value="164627.07999999999" table:content-validation-name="val1" table:style-name="ce10">
            <text:p>£164,627.08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4586.660000000003" table:content-validation-name="val1" table:style-name="ce10">
            <text:p>£34,586.66</text:p>
          </table:table-cell>
          <table:table-cell office:value-type="currency" office:value="17356.849999999999" table:content-validation-name="val1" table:style-name="ce10">
            <text:p>£17,356.85</text:p>
          </table:table-cell>
          <table:table-cell office:value-type="currency" office:value="217560.26" table:style-name="ce11">
            <text:p>£217,560.2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17560.26" table:style-name="ce13">
            <text:p>£217,560.2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70" table:style-name="ce35">
            <text:p>70</text:p>
          </table:table-cell>
          <table:table-cell office:value-type="float" office:value="67.900000000000006" table:style-name="ce37">
            <text:p>67.9</text:p>
          </table:table-cell>
          <table:table-cell office:value-type="float" office:value="75" table:style-name="ce44">
            <text:p>75</text:p>
          </table:table-cell>
          <table:table-cell office:value-type="float" office:value="73.349999999999994" table:style-name="ce46">
            <text:p>73.35</text:p>
          </table:table-cell>
          <table:table-cell office:value-type="float" office:value="67" table:style-name="ce61">
            <text:p>67</text:p>
          </table:table-cell>
          <table:table-cell office:value-type="float" office:value="65.69" table:style-name="ce63">
            <text:p>65.69</text:p>
          </table:table-cell>
          <table:table-cell office:value-type="float" office:value="16" table:style-name="ce71">
            <text:p>16</text:p>
          </table:table-cell>
          <table:table-cell office:value-type="float" office:value="16" table:style-name="ce73">
            <text:p>16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28" table:style-name="ce95">
            <text:p>1.28</text:p>
          </table:table-cell>
          <table:table-cell office:value-type="float" office:value="238" table:content-validation-name="val2" table:style-name="ce102">
            <text:p>238</text:p>
          </table:table-cell>
          <table:table-cell office:value-type="float" office:value="228.22" table:content-validation-name="val2" table:style-name="ce125">
            <text:p>228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2" table:style-name="ce118">
            <text:p>2</text:p>
          </table:table-cell>
          <table:table-cell office:value-type="float" office:value="1.4" table:style-name="ce169">
            <text:p>1.4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8" table:style-name="ce143">
            <text:p>8</text:p>
          </table:table-cell>
          <table:table-cell office:value-type="float" office:value="7.4" table:style-name="ce147">
            <text:p>7.40</text:p>
          </table:table-cell>
          <table:table-cell office:value-type="float" office:value="246" table:content-validation-name="val2" table:style-name="ce162">
            <text:p>246</text:p>
          </table:table-cell>
          <table:table-cell office:value-type="float" office:value="235.62" table:content-validation-name="val2" table:style-name="ce165">
            <text:p>236</text:p>
          </table:table-cell>
          <table:table-cell office:value-type="currency" office:value="628344.55000000005" table:content-validation-name="val1" table:style-name="ce10">
            <text:p>£628,344.55</text:p>
          </table:table-cell>
          <table:table-cell office:value-type="currency" office:value="59595.86" table:content-validation-name="val1" table:style-name="ce10">
            <text:p>£59,595.86</text:p>
          </table:table-cell>
          <table:table-cell office:value-type="currency" office:value="750" table:content-validation-name="val1" table:style-name="ce10">
            <text:p>£750.00</text:p>
          </table:table-cell>
          <table:table-cell office:value-type="currency" office:value="21068.69" table:content-validation-name="val1" table:style-name="ce10">
            <text:p>£21,068.69</text:p>
          </table:table-cell>
          <table:table-cell office:value-type="currency" office:value="130141.99" table:content-validation-name="val1" table:style-name="ce10">
            <text:p>£130,141.99</text:p>
          </table:table-cell>
          <table:table-cell office:value-type="currency" office:value="75197.41" table:content-validation-name="val1" table:style-name="ce10">
            <text:p>£75,197.41</text:p>
          </table:table-cell>
          <table:table-cell office:value-type="currency" office:value="915098.5" table:style-name="ce11">
            <text:p>£915,098.50</text:p>
          </table:table-cell>
          <table:table-cell office:value-type="currency" office:value="31071.65" table:content-validation-name="val1" table:style-name="ce12">
            <text:p>£31,071.65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1071.65" table:style-name="ce11">
            <text:p>£31,071.65</text:p>
          </table:table-cell>
          <table:table-cell office:value-type="currency" office:value="946170.15" table:style-name="ce13">
            <text:p>£946,170.1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9" table:style-name="ce40">
            <text:p>9</text:p>
          </table:table-cell>
          <table:table-cell office:value-type="float" office:value="9" table:style-name="ce39">
            <text:p>9</text:p>
          </table:table-cell>
          <table:table-cell office:value-type="float" office:value="11" table:style-name="ce42">
            <text:p>11</text:p>
          </table:table-cell>
          <table:table-cell office:value-type="float" office:value="9.8000000000000007" table:style-name="ce45">
            <text:p>9.8</text:p>
          </table:table-cell>
          <table:table-cell office:value-type="float" office:value="89" table:style-name="ce62">
            <text:p>89</text:p>
          </table:table-cell>
          <table:table-cell office:value-type="float" office:value="86.74" table:style-name="ce64">
            <text:p>86.74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6">
            <text:p>1</text:p>
          </table:table-cell>
          <table:table-cell office:value-type="float" office:value="116" table:content-validation-name="val2" table:style-name="ce101">
            <text:p>116</text:p>
          </table:table-cell>
          <table:table-cell office:value-type="float" office:value="112.13" table:content-validation-name="val2" table:style-name="ce101">
            <text:p>112</text:p>
          </table:table-cell>
          <table:table-cell office:value-type="float" office:value="1" table:style-name="ce126">
            <text:p>1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1" table:style-name="ce171">
            <text:p>1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3" table:style-name="ce151">
            <text:p>3</text:p>
          </table:table-cell>
          <table:table-cell office:value-type="float" office:value="2" table:style-name="ce150">
            <text:p>2.0</text:p>
          </table:table-cell>
          <table:table-cell office:value-type="float" office:value="119" table:content-validation-name="val2" table:style-name="ce166">
            <text:p>119</text:p>
          </table:table-cell>
          <table:table-cell office:value-type="float" office:value="114.13" table:content-validation-name="val2" table:style-name="ce166">
            <text:p>114</text:p>
          </table:table-cell>
          <table:table-cell office:value-type="currency" office:value="258768.85" table:content-validation-name="val1" table:style-name="ce10">
            <text:p>£258,768.85</text:p>
          </table:table-cell>
          <table:table-cell office:value-type="currency" office:value="7588.47" table:content-validation-name="val1" table:style-name="ce10">
            <text:p>£7,588.4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1350.7" table:content-validation-name="val1" table:style-name="ce10">
            <text:p>£51,350.70</text:p>
          </table:table-cell>
          <table:table-cell office:value-type="currency" office:value="29297.5" table:content-validation-name="val1" table:style-name="ce10">
            <text:p>£29,297.50</text:p>
          </table:table-cell>
          <table:table-cell office:value-type="currency" office:value="347005.52" table:style-name="ce11">
            <text:p>£347,005.52</text:p>
          </table:table-cell>
          <table:table-cell office:value-type="currency" office:value="4655.46" table:content-validation-name="val1" table:style-name="ce12">
            <text:p>£4,655.46</text:p>
          </table:table-cell>
          <table:table-cell office:value-type="currency" office:value="25700" table:content-validation-name="val1" table:style-name="ce12">
            <text:p>£25,700.00</text:p>
          </table:table-cell>
          <table:table-cell office:value-type="currency" office:value="30355.46" table:style-name="ce11">
            <text:p>£30,355.46</text:p>
          </table:table-cell>
          <table:table-cell office:value-type="currency" office:value="377360.98000000004" table:style-name="ce13">
            <text:p>£377,360.98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yla Bedri</dc:creator>
    <meta:creation-date>2012-07-18T14:50:11Z</meta:creation-date>
    <dc:date>2017-11-21T15:59:33Z</dc:date>
  </office:meta>
</office:document-meta>
</file>